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utura URW Extra Bold1" svg:font-family="'Futura URW Extra Bold'"/>
    <style:font-face style:name="Tahoma1" svg:font-family="Tahoma"/>
    <style:font-face style:name="Times New Roman1" svg:font-family="'Times New Roman'" style:font-family-generic="roman"/>
    <style:font-face style:name="Futura Std Book" svg:font-family="'Futura Std Book'" style:font-pitch="variable"/>
    <style:font-face style:name="Futura URW Extra Bold" svg:font-family="'Futura URW Extra Bold'" style:font-pitch="variable"/>
    <style:font-face style:name="FreeSans" svg:font-family="FreeSans" style:font-family-generic="roman" style:font-pitch="variable"/>
    <style:font-face style:name="FreeSerif" svg:font-family="FreeSerif" style:font-family-generic="roman" style:font-pitch="variable"/>
    <style:font-face style:name="FreeSerif1" svg:font-family="FreeSerif" style:font-adornments="Bold"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style:font-name="Futura URW Extra Bold" fo:font-size="28pt" fo:language="en" fo:country="US" fo:font-weight="normal" officeooo:rsid="0087570d" officeooo:paragraph-rsid="009e4cce" style:font-size-asian="28pt" style:font-weight-asian="normal" style:font-size-complex="28pt" style:font-weight-complex="normal"/>
    </style:style>
    <style:style style:name="P2" style:family="paragraph" style:parent-style-name="Title">
      <style:text-properties style:font-name="Futura URW Extra Bold" fo:font-size="28pt" fo:language="en" fo:country="US" fo:font-weight="normal" officeooo:rsid="0087570d" officeooo:paragraph-rsid="0087570d" style:font-size-asian="28pt" style:font-weight-asian="normal" style:font-size-complex="28pt" style:font-weight-complex="normal"/>
    </style:style>
    <style:style style:name="P3" style:family="paragraph" style:parent-style-name="Signature">
      <style:paragraph-properties fo:text-align="end" style:justify-single-word="false"/>
      <style:text-properties style:font-name="Futura URW Extra Bold" fo:language="en" fo:country="US"/>
    </style:style>
    <style:style style:name="P4" style:family="paragraph" style:parent-style-name="Signature">
      <style:paragraph-properties fo:text-align="end" style:justify-single-word="false"/>
      <style:text-properties style:font-name="Futura URW Extra Bold" fo:language="en" fo:country="US" officeooo:paragraph-rsid="009e4cce"/>
    </style:style>
    <style:style style:name="P5" style:family="paragraph" style:parent-style-name="Signature">
      <style:paragraph-properties fo:text-align="end" style:justify-single-word="false"/>
      <style:text-properties style:font-name="Futura URW Extra Bold" fo:language="en" fo:country="US" fo:font-weight="normal" officeooo:rsid="00835ff6" officeooo:paragraph-rsid="009e4cce" style:font-weight-asian="normal" style:font-weight-complex="normal"/>
    </style:style>
    <style:style style:name="P6" style:family="paragraph" style:parent-style-name="Signature">
      <style:paragraph-properties fo:text-align="end" style:justify-single-word="false"/>
      <style:text-properties style:font-name="Futura URW Extra Bold" fo:language="en" fo:country="US" officeooo:rsid="00835ff6" officeooo:paragraph-rsid="00835ff6"/>
    </style:style>
    <style:style style:name="P7" style:family="paragraph" style:parent-style-name="Text_20_body">
      <style:text-properties style:font-name="Futura Std Book" fo:language="en" fo:country="US" fo:font-weight="normal" officeooo:rsid="0011aa11" officeooo:paragraph-rsid="0011aa11" style:font-weight-asian="normal" style:font-weight-complex="normal"/>
    </style:style>
    <style:style style:name="P8" style:family="paragraph" style:parent-style-name="Text_20_body">
      <style:text-properties style:font-name="Futura Std Book" fo:font-size="11pt" fo:language="en" fo:country="US" fo:font-style="italic" fo:font-weight="normal" officeooo:rsid="00835ff6" officeooo:paragraph-rsid="00835ff6" style:font-size-asian="11pt" style:font-style-asian="italic" style:font-weight-asian="normal" style:font-size-complex="11pt" style:font-style-complex="italic" style:font-weight-complex="normal"/>
    </style:style>
    <style:style style:name="P9" style:family="paragraph" style:parent-style-name="Text_20_body">
      <style:paragraph-properties fo:text-align="justify" style:justify-single-word="false">
        <style:tab-stops>
          <style:tab-stop style:position="2.4756in"/>
        </style:tab-stops>
      </style:paragraph-properties>
      <style:text-properties style:font-name="Futura URW Extra Bold" fo:font-size="18pt" fo:language="en" fo:country="US" style:text-underline-style="none" fo:font-weight="bold" officeooo:rsid="0086ad0b" officeooo:paragraph-rsid="0086ad0b" style:font-size-asian="18pt" style:font-weight-asian="bold" style:font-size-complex="18pt" style:font-weight-complex="bold"/>
    </style:style>
    <style:style style:name="P10" style:family="paragraph" style:parent-style-name="Text_20_body">
      <style:paragraph-properties fo:text-align="justify" style:justify-single-word="false"/>
      <style:text-properties style:font-name="Futura URW Extra Bold" fo:language="en" fo:country="US" officeooo:rsid="008e5a49" officeooo:paragraph-rsid="008e5a49"/>
    </style:style>
    <style:style style:name="P11" style:family="paragraph" style:parent-style-name="Text_20_body">
      <style:paragraph-properties fo:text-align="justify" style:justify-single-word="false"/>
      <style:text-properties style:font-name="Futura URW Extra Bold" fo:language="en" fo:country="US" officeooo:rsid="0013dbb6" officeooo:paragraph-rsid="0025bb2c"/>
    </style:style>
    <style:style style:name="P12" style:family="paragraph" style:parent-style-name="Text_20_body">
      <style:paragraph-properties fo:text-align="justify" style:justify-single-word="false"/>
      <style:text-properties style:font-name="Futura URW Extra Bold" fo:language="en" fo:country="US" officeooo:rsid="0013dbb6" officeooo:paragraph-rsid="009f42b9"/>
    </style:style>
    <style:style style:name="P13" style:family="paragraph" style:parent-style-name="Text_20_body">
      <style:paragraph-properties fo:text-align="justify" style:justify-single-word="false"/>
      <style:text-properties style:font-name="Futura URW Extra Bold" fo:language="en" fo:country="US" officeooo:rsid="008fd15d" officeooo:paragraph-rsid="008fd15d" fo:background-color="transparent"/>
    </style:style>
    <style:style style:name="P14" style:family="paragraph" style:parent-style-name="Text_20_body">
      <style:paragraph-properties fo:text-align="justify" style:justify-single-word="false"/>
      <style:text-properties style:font-name="Futura URW Extra Bold" fo:language="en" fo:country="US" officeooo:rsid="009e4127" officeooo:paragraph-rsid="009e4127"/>
    </style:style>
    <style:style style:name="P15" style:family="paragraph" style:parent-style-name="Text_20_body">
      <style:paragraph-properties fo:text-align="justify" style:justify-single-word="false"/>
      <style:text-properties style:font-name="Futura URW Extra Bold" fo:language="en" fo:country="US" fo:font-style="italic" fo:font-weight="bold" officeooo:rsid="009f42b9" officeooo:paragraph-rsid="009f42b9" style:font-style-asian="italic" style:font-weight-asian="bold" style:font-style-complex="italic" style:font-weight-complex="bold"/>
    </style:style>
    <style:style style:name="P16" style:family="paragraph" style:parent-style-name="Text_20_body">
      <style:paragraph-properties fo:text-align="justify" style:justify-single-word="false"/>
      <style:text-properties style:font-name="Futura URW Extra Bold" fo:language="en" fo:country="US" fo:font-style="italic" fo:font-weight="bold" officeooo:rsid="0013dbb6" officeooo:paragraph-rsid="0025bb2c" style:font-style-asian="italic" style:font-weight-asian="bold" style:font-style-complex="italic" style:font-weight-complex="bold"/>
    </style:style>
    <style:style style:name="P17" style:family="paragraph" style:parent-style-name="Text_20_body">
      <style:paragraph-properties fo:text-align="justify" style:justify-single-word="false"/>
      <style:text-properties style:font-name="Futura URW Extra Bold" fo:language="en" fo:country="US" fo:font-style="italic" fo:font-weight="bold" officeooo:rsid="008fd15d" officeooo:paragraph-rsid="008fd15d" fo:background-color="transparent" style:font-style-asian="italic" style:font-weight-asian="bold" style:font-style-complex="italic" style:font-weight-complex="bold"/>
    </style:style>
    <style:style style:name="P18" style:family="paragraph" style:parent-style-name="Text_20_body">
      <style:paragraph-properties fo:text-align="justify" style:justify-single-word="false"/>
      <style:text-properties style:font-name="Futura URW Extra Bold" fo:language="en" fo:country="US" fo:font-style="normal" fo:font-weight="normal" officeooo:rsid="00a20655" officeooo:paragraph-rsid="00a7d564"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style:font-name="Futura URW Extra Bold" fo:language="en" fo:country="US" fo:font-style="normal" fo:font-weight="normal" officeooo:rsid="00b74c0f" officeooo:paragraph-rsid="00b74c0f"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style:font-name="Futura URW Extra Bold" fo:font-size="13pt" fo:language="en" fo:country="US" fo:font-weight="bold" officeooo:rsid="008fd15d" officeooo:paragraph-rsid="008fd15d" style:font-size-asian="13pt" style:font-weight-asian="bold" style:font-size-complex="13pt" style:font-weight-complex="bold"/>
    </style:style>
    <style:style style:name="P21" style:family="paragraph" style:parent-style-name="Text_20_body">
      <style:paragraph-properties>
        <style:tab-stops>
          <style:tab-stop style:position="0.4374in"/>
        </style:tab-stops>
      </style:paragraph-properties>
    </style:style>
    <style:style style:name="P22" style:family="paragraph" style:parent-style-name="Text_20_body">
      <style:paragraph-properties>
        <style:tab-stops>
          <style:tab-stop style:position="0.4374in"/>
        </style:tab-stops>
      </style:paragraph-properties>
      <style:text-properties officeooo:paragraph-rsid="008e5a49"/>
    </style:style>
    <style:style style:name="P23" style:family="paragraph" style:parent-style-name="Footer">
      <style:paragraph-properties fo:text-align="center" style:justify-single-word="false"/>
      <style:text-properties style:font-name="Futura URW Extra Bold" fo:language="en" fo:country="US" officeooo:rsid="0025330c" officeooo:paragraph-rsid="0025330c"/>
    </style:style>
    <style:style style:name="P24" style:family="paragraph" style:parent-style-name="Text_20_body" style:list-style-name="L1">
      <style:paragraph-properties fo:text-align="justify" style:justify-single-word="false"/>
      <style:text-properties style:font-name="Futura URW Extra Bold" fo:language="en" fo:country="US" officeooo:rsid="009e4127" officeooo:paragraph-rsid="009e4127"/>
    </style:style>
    <style:style style:name="P25" style:family="paragraph" style:parent-style-name="Text_20_body">
      <style:paragraph-properties fo:text-align="justify" style:justify-single-word="false"/>
      <style:text-properties style:font-name="Futura URW Extra Bold" fo:language="en" fo:country="US" officeooo:rsid="009e4127" officeooo:paragraph-rsid="009e4127"/>
    </style:style>
    <style:style style:name="P26" style:family="paragraph" style:parent-style-name="Text_20_body" style:list-style-name="L2">
      <style:paragraph-properties fo:text-align="justify" style:justify-single-word="false"/>
      <style:text-properties style:font-name="Futura URW Extra Bold" fo:language="en" fo:country="US" fo:font-style="normal" fo:font-weight="normal" officeooo:rsid="009f42b9" officeooo:paragraph-rsid="009f42b9" style:font-style-asian="normal" style:font-weight-asian="normal" style:font-style-complex="normal" style:font-weight-complex="normal"/>
    </style:style>
    <style:style style:name="P27" style:family="paragraph" style:parent-style-name="Text_20_body" style:list-style-name="L3">
      <style:paragraph-properties fo:text-align="justify" style:justify-single-word="false"/>
      <style:text-properties style:font-name="Futura URW Extra Bold" fo:language="en" fo:country="US" fo:font-style="normal" fo:font-weight="normal" officeooo:rsid="009f42b9" officeooo:paragraph-rsid="009f42b9" style:font-style-asian="normal" style:font-weight-asian="normal" style:font-style-complex="normal" style:font-weight-complex="normal"/>
    </style:style>
    <style:style style:name="P28" style:family="paragraph" style:parent-style-name="Text_20_body" style:list-style-name="L4">
      <style:paragraph-properties fo:text-align="justify" style:justify-single-word="false"/>
      <style:text-properties style:font-name="Futura URW Extra Bold" fo:language="en" fo:country="US" fo:font-style="normal" fo:font-weight="normal" officeooo:rsid="009f42b9" officeooo:paragraph-rsid="009f42b9" style:font-style-asian="normal" style:font-weight-asian="normal" style:font-style-complex="normal" style:font-weight-complex="normal"/>
    </style:style>
    <style:style style:name="P29" style:family="paragraph" style:parent-style-name="Text_20_body" style:list-style-name="L5">
      <style:paragraph-properties fo:text-align="justify" style:justify-single-word="false"/>
      <style:text-properties style:font-name="Futura URW Extra Bold" fo:language="en" fo:country="US" fo:font-style="normal" fo:font-weight="normal" officeooo:rsid="00a20655" officeooo:paragraph-rsid="00a20655" style:font-style-asian="normal" style:font-weight-asian="normal" style:font-style-complex="normal" style:font-weight-complex="normal"/>
    </style:style>
    <style:style style:name="P30" style:family="paragraph" style:parent-style-name="Text_20_body" style:list-style-name="L6">
      <style:paragraph-properties fo:text-align="justify" style:justify-single-word="false"/>
      <style:text-properties style:font-name="Futura URW Extra Bold" fo:language="en" fo:country="US" fo:font-style="normal" fo:font-weight="normal" officeooo:rsid="00a20655" officeooo:paragraph-rsid="00a20655" style:font-style-asian="normal" style:font-weight-asian="normal" style:font-style-complex="normal" style:font-weight-complex="normal"/>
    </style:style>
    <style:style style:name="P31" style:family="paragraph" style:parent-style-name="Text_20_body">
      <style:paragraph-properties fo:text-align="justify" style:justify-single-word="false"/>
      <style:text-properties style:font-name="Futura URW Extra Bold" fo:language="en" fo:country="US" fo:font-style="normal" fo:font-weight="normal" officeooo:rsid="00a20655" officeooo:paragraph-rsid="00a7d564"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Futura URW Extra Bold" fo:language="en" fo:country="US" fo:font-style="normal" fo:font-weight="normal" officeooo:rsid="00a7d564" officeooo:paragraph-rsid="00a7d564"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Futura URW Extra Bold" fo:language="en" fo:country="US" fo:font-style="normal" fo:font-weight="normal" officeooo:rsid="00be8a82" officeooo:paragraph-rsid="00be8a82" style:font-style-asian="normal" style:font-weight-asian="normal" style:font-style-complex="normal" style:font-weight-complex="normal"/>
    </style:style>
    <style:style style:name="P34" style:family="paragraph" style:parent-style-name="Text_20_body">
      <style:paragraph-properties fo:text-align="justify" style:justify-single-word="false"/>
      <style:text-properties style:font-name="Futura URW Extra Bold" fo:language="en" fo:country="US" fo:font-style="normal" fo:font-weight="normal" officeooo:rsid="00be8a82" officeooo:paragraph-rsid="00c1811d"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style:font-name="Futura URW Extra Bold" fo:language="en" fo:country="US" fo:font-style="normal" fo:font-weight="normal" officeooo:rsid="00c04b32" officeooo:paragraph-rsid="00c04b32" style:font-style-asian="normal" style:font-weight-asian="normal" style:font-style-complex="normal" style:font-weight-complex="normal"/>
    </style:style>
    <style:style style:name="P36" style:family="paragraph" style:parent-style-name="Text_20_body">
      <style:paragraph-properties fo:text-align="justify" style:justify-single-word="false"/>
      <style:text-properties style:font-name="Futura URW Extra Bold" fo:language="en" fo:country="US" fo:font-style="normal" fo:font-weight="normal" officeooo:rsid="00c04b32" officeooo:paragraph-rsid="00c1811d"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style:font-name="Futura URW Extra Bold" fo:language="en" fo:country="US" fo:font-style="normal" fo:font-weight="normal" officeooo:rsid="00c1811d" officeooo:paragraph-rsid="00c1811d" style:font-style-asian="normal" style:font-weight-asian="normal" style:font-style-complex="normal" style:font-weight-complex="normal"/>
    </style:style>
    <style:style style:name="P38" style:family="paragraph" style:parent-style-name="Text_20_body" style:list-style-name="L7">
      <style:paragraph-properties fo:text-align="justify" style:justify-single-word="false"/>
      <style:text-properties style:font-name="Futura URW Extra Bold" fo:language="en" fo:country="US" fo:font-style="normal" fo:font-weight="normal" officeooo:rsid="00c1811d" officeooo:paragraph-rsid="00c2672f"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style:font-name="Futura URW Extra Bold" fo:language="en" fo:country="US" fo:font-style="normal" fo:font-weight="normal" officeooo:rsid="00c1811d" officeooo:paragraph-rsid="00c2672f"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style:font-name="Futura URW Extra Bold" fo:language="en" fo:country="US" fo:font-style="normal" fo:font-weight="normal" officeooo:rsid="00c2672f" officeooo:paragraph-rsid="00c2672f" style:font-style-asian="normal" style:font-weight-asian="normal" style:font-style-complex="normal" style:font-weight-complex="normal"/>
    </style:style>
    <style:style style:name="P41" style:family="paragraph" style:parent-style-name="Text_20_body" style:list-style-name="L7">
      <style:paragraph-properties fo:text-align="justify" style:justify-single-word="false"/>
      <style:text-properties style:font-name="Futura URW Extra Bold" fo:language="en" fo:country="US" fo:font-style="normal" fo:font-weight="normal" officeooo:rsid="00c2b51c" officeooo:paragraph-rsid="00c2b51c"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style:font-name="Futura URW Extra Bold" fo:language="en" fo:country="US" fo:font-style="normal" fo:font-weight="normal" officeooo:rsid="00c2b51c" officeooo:paragraph-rsid="00c2b51c"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style:font-name="Futura URW Extra Bold" fo:language="en" fo:country="US" fo:font-style="normal" fo:font-weight="normal" officeooo:rsid="00c3fdd6" officeooo:paragraph-rsid="00c3fdd6" style:font-style-asian="normal" style:font-weight-asian="normal" style:font-style-complex="normal" style:font-weight-complex="normal"/>
    </style:style>
    <style:style style:name="P44" style:family="paragraph" style:parent-style-name="Text_20_body" style:list-style-name="L8">
      <style:paragraph-properties fo:text-align="justify" style:justify-single-word="false"/>
      <style:text-properties style:font-name="Futura URW Extra Bold" fo:language="en" fo:country="US" fo:font-style="normal" fo:font-weight="normal" officeooo:rsid="00c3fdd6" officeooo:paragraph-rsid="00c3fdd6" style:font-style-asian="normal" style:font-weight-asian="normal" style:font-style-complex="normal" style:font-weight-complex="normal"/>
    </style:style>
    <style:style style:name="P45" style:family="paragraph" style:parent-style-name="Text_20_body" style:list-style-name="L8">
      <style:paragraph-properties fo:text-align="justify" style:justify-single-word="false"/>
      <style:text-properties style:font-name="Futura URW Extra Bold" fo:language="en" fo:country="US" fo:font-style="normal" fo:font-weight="normal" officeooo:rsid="00c3fdd6" officeooo:paragraph-rsid="00c54d3b"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style:font-name="Futura URW Extra Bold" fo:language="en" fo:country="US" fo:font-style="normal" fo:font-weight="normal" officeooo:rsid="00c3fdd6" officeooo:paragraph-rsid="00c54d3b" style:font-style-asian="normal" style:font-weight-asian="normal" style:font-style-complex="normal" style:font-weight-complex="normal"/>
    </style:style>
    <style:style style:name="P47" style:family="paragraph" style:parent-style-name="Text_20_body">
      <style:paragraph-properties fo:text-align="justify" style:justify-single-word="false"/>
      <style:text-properties style:font-name="Futura URW Extra Bold" fo:language="en" fo:country="US" fo:font-style="normal" fo:font-weight="normal" officeooo:rsid="00c3fdd6" officeooo:paragraph-rsid="00c705cd" style:font-style-asian="normal" style:font-weight-asian="normal" style:font-style-complex="normal" style:font-weight-complex="normal"/>
    </style:style>
    <style:style style:name="P48" style:family="paragraph" style:parent-style-name="Text_20_body">
      <style:paragraph-properties fo:text-align="justify" style:justify-single-word="false"/>
      <style:text-properties style:font-name="Futura URW Extra Bold" fo:language="en" fo:country="US" fo:font-style="normal" fo:font-weight="normal" officeooo:rsid="00c54d3b" officeooo:paragraph-rsid="00c705cd" style:font-style-asian="normal" style:font-weight-asian="normal" style:font-style-complex="normal" style:font-weight-complex="normal"/>
    </style:style>
    <style:style style:name="P49" style:family="paragraph" style:parent-style-name="Text_20_body">
      <style:paragraph-properties fo:text-align="justify" style:justify-single-word="false"/>
      <style:text-properties style:font-name="Futura URW Extra Bold" fo:language="en" fo:country="US" fo:font-style="normal" fo:font-weight="normal" officeooo:rsid="008fd15d" officeooo:paragraph-rsid="00c04b32" fo:background-color="transparent" style:font-style-asian="normal" style:font-weight-asian="normal" style:font-style-complex="normal" style:font-weight-complex="normal"/>
    </style:style>
    <style:style style:name="P50" style:family="paragraph" style:parent-style-name="Text_20_body">
      <style:paragraph-properties fo:text-align="justify" style:justify-single-word="false"/>
      <style:text-properties style:font-name="Futura URW Extra Bold" fo:language="en" fo:country="US" officeooo:rsid="0013dbb6" officeooo:paragraph-rsid="0025bb2c"/>
    </style:style>
    <style:style style:name="P51" style:family="paragraph" style:parent-style-name="Text_20_body">
      <style:paragraph-properties fo:text-align="justify" style:justify-single-word="false"/>
      <style:text-properties style:font-name="Futura URW Extra Bold" fo:language="en" fo:country="US" officeooo:rsid="0013dbb6" officeooo:paragraph-rsid="00bcd7c3"/>
    </style:style>
    <style:style style:name="P52" style:family="paragraph" style:parent-style-name="Text_20_body">
      <style:paragraph-properties fo:text-align="justify" style:justify-single-word="false"/>
      <style:text-properties style:font-name="Futura URW Extra Bold" fo:language="en" fo:country="US" officeooo:rsid="0013dbb6" officeooo:paragraph-rsid="009f42b9"/>
    </style:style>
    <style:style style:name="P53" style:family="paragraph" style:parent-style-name="Text_20_body">
      <style:paragraph-properties fo:text-align="justify" style:justify-single-word="false"/>
      <style:text-properties style:font-name="Futura URW Extra Bold" fo:language="en" fo:country="US" officeooo:rsid="008fd15d" officeooo:paragraph-rsid="00a7d564" fo:background-color="transparent"/>
    </style:style>
    <style:style style:name="P54" style:family="paragraph" style:parent-style-name="Text_20_body">
      <style:paragraph-properties fo:text-align="justify" style:justify-single-word="false"/>
      <style:text-properties style:font-name="Futura URW Extra Bold" fo:language="en" fo:country="US" officeooo:rsid="008fd15d" officeooo:paragraph-rsid="00c04b32"/>
    </style:style>
    <style:style style:name="P55" style:family="paragraph" style:parent-style-name="Text_20_body">
      <style:paragraph-properties>
        <style:tab-stops>
          <style:tab-stop style:position="0.4374in"/>
        </style:tab-stops>
      </style:paragraph-properties>
    </style:style>
    <style:style style:name="P56" style:family="paragraph" style:parent-style-name="Text_20_body">
      <style:paragraph-properties>
        <style:tab-stops>
          <style:tab-stop style:position="0.4374in"/>
        </style:tab-stops>
      </style:paragraph-properties>
      <style:text-properties officeooo:paragraph-rsid="008e5a49"/>
    </style:style>
    <style:style style:name="P57" style:family="paragraph" style:parent-style-name="Text_20_body">
      <style:paragraph-properties fo:text-align="justify" style:justify-single-word="false" fo:break-before="page"/>
      <style:text-properties style:font-name="Futura URW Extra Bold" fo:font-size="18pt" fo:language="en" fo:country="US" fo:font-style="normal" fo:font-weight="bold" officeooo:rsid="00b74c0f" officeooo:paragraph-rsid="00b74c0f" style:font-size-asian="18pt" style:font-style-asian="normal" style:font-weight-asian="bold" style:font-size-complex="18pt" style:font-style-complex="normal" style:font-weight-complex="bold"/>
    </style:style>
    <style:style style:name="P58" style:family="paragraph" style:parent-style-name="Text_20_body">
      <style:paragraph-properties fo:margin-left="0.5in" fo:margin-right="0in" fo:text-align="justify" style:justify-single-word="false" fo:text-indent="0in" style:auto-text-indent="false"/>
      <style:text-properties style:font-name="Futura URW Extra Bold" fo:language="en" fo:country="US" fo:font-style="normal" fo:font-weight="normal" officeooo:rsid="00c54d3b" officeooo:paragraph-rsid="00c705cd" style:font-style-asian="normal" style:font-weight-asian="normal" style:font-style-complex="normal" style:font-weight-complex="normal"/>
    </style:style>
    <style:style style:name="P59" style:family="paragraph" style:parent-style-name="Text_20_body">
      <style:paragraph-properties fo:margin-left="0.5in" fo:margin-right="0in" fo:text-align="justify" style:justify-single-word="false" fo:text-indent="0in" style:auto-text-indent="false"/>
      <style:text-properties style:font-name="Futura URW Extra Bold" fo:language="en" fo:country="US" fo:font-style="normal" fo:font-weight="normal" officeooo:rsid="00c3fdd6" officeooo:paragraph-rsid="00c54d3b" style:font-style-asian="normal" style:font-weight-asian="normal" style:font-style-complex="normal" style:font-weight-complex="normal"/>
    </style:style>
    <style:style style:name="P60" style:family="paragraph" style:parent-style-name="Text_20_body">
      <style:paragraph-properties fo:margin-left="0.5in" fo:margin-right="0in" fo:text-align="justify" style:justify-single-word="false" fo:text-indent="0in" style:auto-text-indent="false"/>
      <style:text-properties style:font-name="Futura URW Extra Bold" fo:language="en" fo:country="US" fo:font-style="italic" fo:font-weight="normal" officeooo:rsid="00c3fdd6" officeooo:paragraph-rsid="00c54d3b" style:font-style-asian="italic" style:font-weight-asian="normal" style:font-style-complex="italic" style:font-weight-complex="normal"/>
    </style:style>
    <style:style style:name="P61" style:family="paragraph" style:parent-style-name="Quotations">
      <style:paragraph-properties fo:text-align="end" style:justify-single-word="false"/>
      <style:text-properties fo:font-size="9pt" fo:font-style="italic" style:font-size-asian="9pt" style:font-style-asian="italic" style:font-size-complex="9pt" style:font-style-complex="italic"/>
    </style:style>
    <style:style style:name="P62" style:family="paragraph" style:parent-style-name="Quotations">
      <style:paragraph-properties fo:text-align="end" style:justify-single-word="false"/>
      <style:text-properties fo:font-size="9pt" fo:font-style="italic" officeooo:paragraph-rsid="00c2672f" style:font-size-asian="9pt" style:font-style-asian="italic" style:font-size-complex="9pt" style:font-style-complex="italic"/>
    </style:style>
    <style:style style:name="P63" style:family="paragraph" style:parent-style-name="Quotations">
      <style:paragraph-properties fo:text-align="end" style:justify-single-word="false"/>
      <style:text-properties style:font-name="Times New Roman1" fo:font-size="9pt" fo:language="en" fo:country="US" fo:font-style="italic" fo:font-weight="normal" officeooo:rsid="00c2672f" officeooo:paragraph-rsid="00c2672f" style:font-size-asian="9pt" style:font-style-asian="italic" style:font-weight-asian="normal" style:font-size-complex="9pt" style:font-style-complex="italic" style:font-weight-complex="normal"/>
    </style:style>
    <style:style style:name="P64" style:family="paragraph" style:parent-style-name="Footnote">
      <style:text-properties style:font-name="Futura URW Extra Bold" fo:font-size="8pt" style:font-size-asian="8pt" style:font-size-complex="8pt"/>
    </style:style>
    <style:style style:name="T1" style:family="text">
      <style:text-properties officeooo:rsid="00957507"/>
    </style:style>
    <style:style style:name="T2" style:family="text">
      <style:text-properties fo:font-size="12pt" style:font-size-asian="12pt" style:font-size-complex="12pt"/>
    </style:style>
    <style:style style:name="T3" style:family="text">
      <style:text-properties style:text-position="super 58%"/>
    </style:style>
    <style:style style:name="T4" style:family="text">
      <style:text-properties style:text-position="super 58%" fo:font-size="12pt" style:font-size-asian="12pt" style:font-size-complex="12pt"/>
    </style:style>
    <style:style style:name="T5" style:family="text">
      <style:text-properties style:text-position="super 58%" officeooo:rsid="009f42b9"/>
    </style:style>
    <style:style style:name="T6" style:family="text">
      <style:text-properties officeooo:rsid="008513af"/>
    </style:style>
    <style:style style:name="T7" style:family="text">
      <style:text-properties officeooo:rsid="0086ad0b"/>
    </style:style>
    <style:style style:name="T8" style:family="text">
      <style:text-properties officeooo:rsid="008a9b64"/>
    </style:style>
    <style:style style:name="T9" style:family="text">
      <style:text-properties style:font-name="Futura URW Extra Bold1" officeooo:rsid="008a9b64" style:font-name-asian="Futura URW Extra Bold1" style:font-name-complex="Futura URW Extra Bold1"/>
    </style:style>
    <style:style style:name="T10" style:family="text">
      <style:text-properties officeooo:rsid="009a496b"/>
    </style:style>
    <style:style style:name="T11" style:family="text">
      <style:text-properties style:font-name="Futura URW Extra Bold" fo:font-size="8pt" style:font-size-asian="8pt" style:font-size-complex="8pt"/>
    </style:style>
    <style:style style:name="T12" style:family="text">
      <style:text-properties officeooo:rsid="009c42ba"/>
    </style:style>
    <style:style style:name="T13" style:family="text">
      <style:text-properties officeooo:rsid="009e4127"/>
    </style:style>
    <style:style style:name="T14" style:family="text">
      <style:text-properties officeooo:rsid="009e4cce"/>
    </style:style>
    <style:style style:name="T15" style:family="text">
      <style:text-properties officeooo:rsid="009f42b9"/>
    </style:style>
    <style:style style:name="T16" style:family="text">
      <style:text-properties officeooo:rsid="00a20655"/>
    </style:style>
    <style:style style:name="T17" style:family="text">
      <style:text-properties officeooo:rsid="00a2e516"/>
    </style:style>
    <style:style style:name="T18" style:family="text">
      <style:text-properties officeooo:rsid="00a7d564"/>
    </style:style>
    <style:style style:name="T19" style:family="text">
      <style:text-properties officeooo:rsid="00a88fc0"/>
    </style:style>
    <style:style style:name="T20" style:family="text">
      <style:text-properties officeooo:rsid="00b4fe23"/>
    </style:style>
    <style:style style:name="T21" style:family="text">
      <style:text-properties officeooo:rsid="00b5a4f1"/>
    </style:style>
    <style:style style:name="T22" style:family="text">
      <style:text-properties officeooo:rsid="00bb86f1"/>
    </style:style>
    <style:style style:name="T23" style:family="text">
      <style:text-properties officeooo:rsid="00c2672f"/>
    </style:style>
    <style:style style:name="T24" style:family="text">
      <style:text-properties style:text-position="0% 100%"/>
    </style:style>
    <style:style style:name="T25" style:family="text">
      <style:text-properties style:font-name="Times New Roman1"/>
    </style:style>
    <style:style style:name="T26" style:family="text">
      <style:text-properties fo:font-size="9pt" fo:font-style="italic" style:font-size-asian="9pt" style:font-style-asian="italic" style:font-size-complex="9pt" style:font-style-complex="italic"/>
    </style:style>
    <style:style style:name="T27" style:family="text">
      <style:text-properties fo:font-size="9pt" style:font-size-asian="9pt" style:font-size-complex="9pt"/>
    </style:style>
    <style:style style:name="T28" style:family="text">
      <style:text-properties officeooo:rsid="00c2b51c"/>
    </style:style>
    <style:style style:name="T29" style:family="text">
      <style:text-properties officeooo:rsid="00c705cd"/>
    </style:style>
    <style:style style:name="T30"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ntroduction</text:p>
      <text:p text:style-name="P21"><text:tab/><text:span text:style-name="T7">Decentralized, asynchronous, computing platforms have recently made their impact felt through the popular adoption of a particular implementation of cryptoledgers known as “block chains”. A cryptoledger is simply a public non-refutable immutable persistent store of facts, typically time series based, and managed in a completely decentralized and distributed manner which is guaranteed to be stable regardless of location source thanks to a distributed consensus algorithm. The implications of this combination of simple properties will fundamentally change the world.</text:span></text:p>
      <text:p text:style-name="P21"/>
      <text:p text:style-name="P22"><text:tab/><text:span text:style-name="T8">The applications of cryptoledgers that have received the most notice thus far have been seemingly innocuous virtual tokens which often share some or all of the basic properties of currencies, securities, and/or some other means of fungible utility. Much like the world wide web (WWW) in the mid-90s, the hype and buildup of the applications of this technology went through a fast boom &amp; bust cycle causing it to be written off as a fad or impractical development. </text:span></text:p>
      <text:p text:style-name="P22"/>
      <text:p text:style-name="P22"><text:span text:style-name="T8"><text:tab/>This paper argues, however, that even as the WWW went on to radically alter our economic and social transactions, the impact of cryptoledgers will be even more profound and fundamental </text:span><text:span text:style-name="T9">—</text:span><text:span text:style-name="T8"> to the point of changing how we govern ourselves as a civilization. We will first attempt to provide some insights into how this impact may manifest itself and what key characteristics are necessary in order to bring about this impact. Next we will cover what has been implemented as of 2019, clarify some misconceptions as to what cryptoledgers are not, and what the current implementation limitations and challenges are and their likely root causes. Finally, we prescribe some approaches and recommendations on how to finally bring about the full potential of cryptoledgers. </text:span></text:p>
      <text:p text:style-name="P10"/>
      <text:p text:style-name="P20">Conducting Business in a Decentralized Distributed Economy</text:p>
      <text:p text:style-name="P51"><text:tab/><text:span text:style-name="T10">It’s been observed that the approximate time for a technology’s true potential to be realized and incorporated into society is approximately 30 years.</text:span><text:span text:style-name="T10"><text:note text:id="ftn1" text:note-class="footnote"><text:note-citation>1</text:note-citation><text:note-body><text:p text:style-name="Footnote"><text:a xlink:type="simple" xlink:href="https://www.reddit.com/r/Bitcoin/comments/51edfy/it_takes_30_years_for_a_new_idea_to_seep_into_the/" text:style-name="Internet_20_link" text:visited-style-name="Visited_20_Internet_20_Link"><text:span text:style-name="T11">https://www.reddit.com/r/Bitcoin/comments/51edfy/it_takes_30_years_for_a_new_idea_to_seep_into_the/</text:span></text:a></text:p></text:note-body></text:note></text:span><text:span text:style-name="T10"> We don’t pretend to know what that full realization may entail but we have some pretty strong opinions on some of the impacts along the way.</text:span></text:p>
      <text:p text:style-name="P11"/>
      <text:p text:style-name="P11"><text:tab/><text:span text:style-name="T12">Imagine that it’s December of 2023 and you’re the founder of a tech firm in Bangkok that is building a new distribution center for a regional logistics provider to be delivered in October 2024. You receive an invite to attend a March 2024 trade expo in Taipei. Upon receipt of this invite, your “virtual butler” highlights the fact that 3 key vendors for your project will be in attendance.</text:span></text:p>
      <text:p text:style-name="P11"/>
      <text:p text:style-name="P11"><text:tab/><text:span text:style-name="T13">Along with this highlighted alert is the </text:span><text:soft-page-break/><text:span text:style-name="T13">estimated cost of your attendance in your local currency which already accounts for:</text:span></text:p>
      <text:list xml:id="list3926771696" text:style-name="L1">
        <text:list-item>
          <text:p text:style-name="P24">Sponsorship by your firm for the conference;</text:p>
        </text:list-item>
        <text:list-item>
          <text:p text:style-name="P24">Airfare, hotel, ground transportation, and food.</text:p>
          <text:p text:style-name="P24"/>
        </text:list-item>
      </text:list>
      <text:p text:style-name="P14"><text:tab/>BTW, <text:span text:style-name="T14">your “local currency” is your own company’s public crypto currency all arbitraged via decentralized exchanges for the government backed or other parties’ respective crypto. All prices are based on public ledger data from actual purchases of equivalent services based on your personal preference profile which you privately maintain locally. Throughout this entire process none of your personal details were shared to get quotes.</text:span></text:p>
      <text:p text:style-name="P14"/>
      <text:p text:style-name="P14"><text:tab/><text:span text:style-name="T15">What changes have come into play to allow this to happen? </text:span></text:p>
      <text:p text:style-name="P15">Revolution of Trust Relationships</text:p>
      <text:list xml:id="list592220001" text:style-name="L2">
        <text:list-item>
          <text:p text:style-name="P26">Trust in correct algorithms and verifiable code, not institutions;</text:p>
        </text:list-item>
        <text:list-item>
          <text:p text:style-name="P26">Complete transparency without giving away privacy;</text:p>
        </text:list-item>
        <text:list-item>
          <text:p text:style-name="P26">Radically increased optionality;</text:p>
        </text:list-item>
        <text:list-item>
          <text:p text:style-name="P26">All pricing and participation is voluntary between all parties.</text:p>
        </text:list-item>
      </text:list>
      <text:p text:style-name="P15">Disruption of the Gate Keepers “Rent Economy”</text:p>
      <text:list xml:id="list1557302806" text:style-name="L3">
        <text:list-item>
          <text:p text:style-name="P27">Information theory economics;</text:p>
        </text:list-item>
        <text:list-item>
          <text:p text:style-name="P27">Radical reduction of transaction costs;</text:p>
        </text:list-item>
        <text:list-item>
          <text:p text:style-name="P27">Open call free trade exchanges.</text:p>
        </text:list-item>
      </text:list>
      <text:p text:style-name="P15">Free Markets for All</text:p>
      <text:list xml:id="list2532385342" text:style-name="L4">
        <text:list-item>
          <text:p text:style-name="P28">Decentralized apps route around the old monopolies;</text:p>
        </text:list-item>
        <text:list-item>
          <text:p text:style-name="P28">The biggest monopolies are governments.</text:p>
        </text:list-item>
      </text:list>
      <text:p text:style-name="P11"/>
      <text:p text:style-name="P11"><text:tab/><text:span text:style-name="T15">Next your business’ project planning software pulls in the specs of the new devices being announced by the 3 vendors at the conference and calculates their ROI for your new warehouse integration. It looks promising so you decide to go and see these devices in action first hand. When you announce your intentions your wife reminds you of her favorite local dishes in Taipei – looks like she’s coming along!</text:span></text:p>
      <text:p text:style-name="P11"/>
      <text:p text:style-name="P11"><text:tab/><text:span text:style-name="T15">You pull your wife’s profile into the trip planner which adjusts your hotel location to one nearby the restaurant rated #1 for her favorite dish. Based on her shopping history, the planner notifies you that you will get a free room upgrade via the hyper local promotions app she has on her mobile device. Looks like you made a good choice in marrying her!</text:span><text:tab/></text:p>
      <text:p text:style-name="P11"/>
      <text:p text:style-name="P11"><text:tab/><text:span text:style-name="T15">Note that, thus far, zero personal information has been shared outside thanks to zero knowledge-style proof protocols. Yet all the options are specialized to your unique interests and history. </text:span></text:p>
      <text:p text:style-name="P11"/>
      <text:p text:style-name="P12"><text:tab/><text:span text:style-name="T15">You click “Go” and the trip planner publishes requests for bids to various public cryptoledgers for every aspect of the trip based on your profile preferences. Digital </text:span><text:soft-page-break/><text:span text:style-name="T15">“bonafides” accompany the RFPs giving the service providers incontrovertible details about your eligibility and history of good standing necessary to make their bids more relevant to you and also prevent vendors who you’ve “black listed” in the past from participating in the process. </text:span></text:p>
      <text:p text:style-name="P12"/>
      <text:p text:style-name="P12"><text:span text:style-name="T15"><text:tab/>At no time do you visit a hotel booking site or navigate a messy airline or ground transport booking website. They’ve been long replaced by services which captured your RFPs on open exchange cryptoledgers and sent detailed bids specific to your requests directly to you. You, the customer, and the final service providers were able to negotiate prices directly in real-time. No middle man limits your options or impedes your ability to do business. While some 3</text:span><text:span text:style-name="T5">rd</text:span><text:span text:style-name="T15"> party services, perhaps dozens, were involved in helping establish and process the transactions – everyone of them provided a value add to yourself or the vendor more than justifying the tiny incremental microtransaction charge they might have received in the process across another half dozen currencies.</text:span></text:p>
      <text:p text:style-name="P12"/>
      <text:p text:style-name="P11"><text:tab/><text:span text:style-name="T16">Outside of the obvious practical benefits of this crypto-future, what is so fundamentally different than how things would be without being grounded by cryptoledgers? What are the Alternative Futures that we face with our current mostly centralized digital economy?</text:span></text:p>
      <text:p text:style-name="P16">TechnoUtopians predict a Post-Scarcity Economy</text:p>
      <text:list xml:id="list2170156217" text:style-name="L5">
        <text:list-item>
          <text:p text:style-name="P29">Reputation as Currency?? <text:span text:style-name="T20">Trading in clicks and likes!</text:span></text:p>
        </text:list-item>
        <text:list-item>
          <text:p text:style-name="P29">Reputation is more about marketing than reality.</text:p>
        </text:list-item>
        <text:list-item>
          <text:p text:style-name="P29">This is what <text:span text:style-name="T22">companies like </text:span>Facebook, <text:span text:style-name="T17">Instagram, </text:span>Google, Amazon, and Uber are selling today <text:span text:style-name="T17">with their centralized platforms.</text:span></text:p>
        </text:list-item>
        <text:list-item>
          <text:p text:style-name="P29">It’s a lot more about telling us <text:span text:style-name="T21">how to behave and</text:span> what to <text:span text:style-name="T21">buy</text:span> but never suffering the consequences of their hubris!</text:p>
        </text:list-item>
      </text:list>
      <text:p text:style-name="P16">Ethical societies and economic models require </text:p>
      <text:p text:style-name="P16">Skin in the Game!</text:p>
      <text:list xml:id="list1322604727" text:style-name="L6">
        <text:list-item>
          <text:p text:style-name="P30">Integrity is the ultimate currency!</text:p>
        </text:list-item>
        <text:list-item>
          <text:p text:style-name="P30">Cryptoledger based smart contracts with the privacy control of zero-knowledge proofs allow you to prove that you can perform and keep your word.</text:p>
        </text:list-item>
        <text:list-item>
          <text:p text:style-name="P30">This is your most important capital and cryptoledgers are the medium by which you can turn this into a fungible asset and trade on it.</text:p>
        </text:list-item>
      </text:list>
      <text:p text:style-name="P18"/>
      <text:p text:style-name="P18"><text:tab/><text:span text:style-name="T18">March finally arrives and you arrive at the conference in Taipei. There you meet your vendors and are pleased with their demos. You agree to some changes and pricing for set quantities over several due dates. A contract managed by a cryptoledger captures these terms and all parties secure deposits or performance insurance to guarantee their respective performance.</text:span></text:p>
      <text:p text:style-name="P18"/>
      <text:p text:style-name="P32"><text:tab/>Meanwhile, closing these vendor contracts triggers the final stage in your contract with your client back in Thailand which is detected by that separate contract <text:soft-page-break/>running on another cryptoledger. This deal further secures the revenue necessary to meet your targets to secure a series B round of funding – for your company’s own crypto-security naturally. <text:s/></text:p>
      <text:p text:style-name="P32"/>
      <text:p text:style-name="P18"><text:tab/><text:span text:style-name="T19">The series B investors all participate at their agreed upon interest levels. Your business partner and you have partial anti-dilution protection in your company agreement which automatically triggers when the series B round closes. The additional equity in the corporation is created and distributed to you and your partner per the terms of the agreement – all done by smart contracts. This also has an immediate positive market impact on your company’s publicly traded crypo-currency. 2024 looks to be a banner year for you and your firm!</text:span></text:p>
      <text:p text:style-name="P18"/>
      <text:p text:style-name="P33">&lt;SUMMARIZE KEY CHARACTERISTICS&gt;</text:p>
      <text:p text:style-name="P33"/>
      <text:p text:style-name="P37">Bitcoin</text:p>
      <text:p text:style-name="P37"/>
      <text:p text:style-name="P37">Ethereum</text:p>
      <text:p text:style-name="P33"/>
      <text:p text:style-name="P36">&lt;CRYPTOLEDGERS ARE NOT&gt;</text:p>
      <text:p text:style-name="P34"/>
      <text:p text:style-name="P33">&lt;CRYPTOLEDGERS AS OF 2019&gt;</text:p>
      <text:p text:style-name="P35"/>
      <text:p text:style-name="P37"/>
      <text:p text:style-name="P35"/>
      <text:p text:style-name="P37"/>
      <text:p text:style-name="P37"/>
      <text:p text:style-name="P37"/>
      <text:p text:style-name="P35"/>
      <text:p text:style-name="P35">&lt;ISSUES WITH EXISTING IMPLEMENTATIONS&gt;</text:p>
      <text:p text:style-name="P35"/>
      <text:p text:style-name="P61">“Write a paper promising salvation, make it a 'structured' something or a 'virtual' something, or 'abstract', 'distributed' or 'higher-order' or 'applicative' and you can almost be certain of having started a new cult.”</text:p>
      <text:p text:style-name="P62">— Dijkstra (1979)</text:p>
      <text:p text:style-name="P62">My hopes of computing science (EWD 709). </text:p>
      <text:p text:style-name="P35"/>
      <text:p text:style-name="P39">Most Crypto-Tokens are Garbage</text:p>
      <text:list xml:id="list122775982" text:style-name="L7">
        <text:list-item>
          <text:p text:style-name="P38">Scammers, Frauds, and Snake Oil</text:p>
          <text:list>
            <text:list-item>
              <text:p text:style-name="P41">Zero intrinsic value</text:p>
            </text:list-item>
            <text:list-item>
              <text:p text:style-name="P41">No Skin in the Game</text:p>
            </text:list-item>
          </text:list>
        </text:list-item>
        <text:list-item>
          <text:p text:style-name="P38"><text:span text:style-name="T23">Technology, tools, &amp; developers aren’t capable of delivering what is promised so they don’t even know they’re scammers.</text:span></text:p>
          <text:list>
            <text:list-item>
              <text:p text:style-name="P38">“<text:span text:style-name="T28">Worse is Better” is no longer true!</text:span></text:p>
            </text:list-item>
          </text:list>
        </text:list-item>
        <text:list-item>
          <text:p text:style-name="P38"><text:span text:style-name="T23">Cypto CTOs with 1.5 Years of Experience!</text:span> </text:p>
        </text:list-item>
      </text:list>
      <text:p text:style-name="P39"/>
      <text:p text:style-name="P39"/>
      <text:p text:style-name="P40">How Did We Get Here?</text:p>
      <text:p text:style-name="P62">“Don't blame me for the fact that competent programming, as I view it as an intellectual possibility, will be too difficult for "the average programmer" — you must not fall into the trap of rejecting a surgical technique because it is beyond the capabilities of the barber in his shop around <text:span text:style-name="T25">the corner.”</text:span></text:p>
      <text:p text:style-name="P63"><text:soft-page-break/>— Dijkstra (1975) Comments at a Symposium (EWD 512).</text:p>
      <text:p text:style-name="P40"/>
      <text:p text:style-name="P40">Computer Science isn’t a Science</text:p>
      <text:p text:style-name="P40">Computer Science is a field which hasn’t yet encountered consequences.</text:p>
      <text:p text:style-name="P40"/>
      <text:p text:style-name="P40">One year after ERC-20 was released there came the DAO.</text:p>
      <text:p text:style-name="P40"/>
      <text:p text:style-name="P40">On Friday, June 17<text:span text:style-name="T3">th</text:span>, 2017, programmers experienced real consequence.</text:p>
      <text:p text:style-name="P40"/>
      <text:p text:style-name="P40">$50 million worth of ETH was lost and an organization valued at greater than $150 million was wiped out.</text:p>
      <text:p text:style-name="P39"/>
      <text:p text:style-name="P42">When you’re new Facebook killer app’s UI crashes at odd times, it’s probably ok for your users to just reload their browsers.</text:p>
      <text:p text:style-name="P42"/>
      <text:p text:style-name="P42">When three innocuous lines of code in the wrong order can wipe away millions of dollars of wealth and utterly destroy your organization perhaps you've chosen the wrong architectural model upon which to build your future.</text:p>
      <text:p text:style-name="P42"/>
      <text:p text:style-name="P42">DAOsaster!<text:line-break/><text:line-break/>Why do airplanes crash &amp; crypto coins spontaneously destroy wealth?<text:line-break/><text:line-break/>Rarely ever caused by catastrophic failures of key systems.</text:p>
      <text:p text:style-name="P42"/>
      <text:p text:style-name="P42">Almost always the result of multiple, small, innocuous failures that only manifest themselves in rare edge conditions.</text:p>
      <text:p text:style-name="P42"/>
      <text:p text:style-name="P42">The kinds of things that grow geometrically as complexity grows linearly.</text:p>
      <text:p text:style-name="P42"/>
      <text:p text:style-name="P42">The kinds of things humans will never see.</text:p>
      <text:p text:style-name="P42"/>
      <text:p text:style-name="P43">Solidity Contributions to DAO Exploit</text:p>
      <text:p text:style-name="P43"/>
      <text:list xml:id="list3735544338" text:style-name="L8">
        <text:list-item>
          <text:p text:style-name="P44">Imperative programming model combined with implicit “magic” object-like model hides non-obvious behaviors</text:p>
          <text:p text:style-name="P44"/>
        </text:list-item>
        <text:list-item>
          <text:p text:style-name="P44">Lack of atomic paired operations allows contracts to enter indeterminate state</text:p>
          <text:list>
            <text:list-item>
              <text:p text:style-name="P44">(Does the term “ledger” not imply something rather fundamental that must be maintained?)</text:p>
            </text:list-item>
          </text:list>
          <text:p text:style-name="P44"/>
        </text:list-item>
        <text:list-item>
          <text:p text:style-name="P44">In this day &amp; age what could possible inspire such an obviously defective model?</text:p>
          <text:list>
            <text:list-item>
              <text:p text:style-name="P45">(I'm looking at you javascript!)</text:p>
            </text:list-item>
            <text:list-item>
              <text:p text:style-name="P45"><text:note text:id="ftn0" text:note-class="footnote"><text:note-citation>2</text:note-citation><text:note-body><text:p text:style-name="P64">https://web.archive.org/web/20160323000303/https://medium.com/@azerbike/i-ve-just-liberated-my-modules-9045c06be67c</text:p></text:note-body></text:note><text:note text:id="ftn2" text:note-class="footnote"><text:note-citation>3</text:note-citation><text:note-body><text:p text:style-name="P64">https://web.archive.org/web/20160410154707/http://www.theregister.co.uk:80/2016/03/23/npm_left_pad_chaos</text:p></text:note-body></text:note><text:note text:id="ftn3" text:note-class="footnote"><text:note-citation>4</text:note-citation><text:note-body><text:p text:style-name="P64">https://web.archive.org/web/20160330054913/http://www.theregister.co.uk/2016/03/29/npmgate_followup/</text:p></text:note-body></text:note>This is what you get when your <text:soft-page-break/>community tries to recreate every solved problem in computer since since the 1960s and gets it WRONG!</text:p>
            </text:list-item>
          </text:list>
        </text:list-item>
      </text:list>
      <text:p text:style-name="P46"/>
      <text:p text:style-name="P46">But we learned our lesson, right?</text:p>
      <text:p text:style-name="P46"/>
      <text:p text:style-name="P48">July 19<text:span text:style-name="T3">th</text:span>, 2017, Parity’s multi-sig wallet is exploited allowing large <text:span text:style-name="T29">balances</text:span> of ETH to be moved into accounts controlled by the attacker.</text:p>
      <text:p text:style-name="P58"><text:span text:style-name="T26">“...some blame for this bug lies with the Solidity language and, in its current incarnation, the difficulty with which one can understand the execution permissions over functions.”</text:span><text:note text:id="ftn4" text:note-class="footnote"><text:note-citation>5</text:note-citation><text:note-body><text:p text:style-name="P64">https://www.parity.io/the-multi-sig-hack-a-postmortem/</text:p></text:note-body></text:note></text:p>
      <text:p text:style-name="P59"/>
      <text:p text:style-name="P46">November 6, 2017, a user accidentally locked away all ether (and tokens) inside of every Parity multi-sig wallet.</text:p>
      <text:p text:style-name="P46"/>
      <text:p text:style-name="P47">Potentially USD $300 million worth of wealth locked up forever.</text:p>
      <text:p text:style-name="P60"><text:span text:style-name="T27">“Following the fix for the original multi-sig vulnerability that had been exploited on 19th of July (function visibility), a new version of the Parity Wallet library contract was deployed on 20th of July. Unfortunately, that code contained another vulnerability which was undiscovered at the time - it was possible to turn the Parity Wallet library contract into a regular multi-sig wallet and become an owner of it by calling the initWallet function.”</text:span><text:span text:style-name="T30"><text:note text:id="ftn5" text:note-class="footnote"><text:note-citation>6</text:note-citation><text:note-body><text:p text:style-name="P64">https://www.parity.io/security-alert-2/</text:p></text:note-body></text:note></text:span></text:p>
      <text:p text:style-name="P46"/>
      <text:p text:style-name="P46">Root cause – uninitialized library dependency.</text:p>
      <text:p text:style-name="P42"/>
      <text:p text:style-name="P61"/>
      <text:p text:style-name="P61"/>
      <text:p text:style-name="P35"/>
      <text:p text:style-name="P54">Block Chains as Cryptoledgers</text:p>
      <text:p text:style-name="P49"><text:tab/><text:span text:style-name="T7">A block chain implements a cryptoledger by batching fixed size sets of these facts which get selected by its particular consensus mechanism, signing the block with a unique hash, then appending the block to the prior block whose hash is also part of this block’s hash. In that way anyone can confirm that any stored fact is actually the consensus “truth” by tracing its block all the way back to a genesis block that starts the entire chain.</text:span></text:p>
      <text:p text:style-name="P33"/>
      <text:p text:style-name="P35">&lt;POSSIBLE SOLUTIONS TO THESE PROBLEMS&gt;</text:p>
      <text:p text:style-name="P57">Cryptoledgers Today</text:p>
      <text:p text:style-name="P19"/>
      <text:p text:style-name="P53"/>
      <text:p text:style-name="P17">New Roles for “Smart” Government</text:p>
      <text:p text:style-name="P13">“Law is the common force organized to act as an obstacle of injustice.”</text:p>
      <text:p text:style-name="P13">— “The Law” by Frédéric Bastiat 1850 </text:p>
      <text:p text:style-name="P13">http://bastiat.org/en/the_law.html</text:p>
      <text:p text:style-name="P13"/>
      <text:p text:style-name="P13">Having a legal monopoly on the use of force, governments are the ultimate arbitrators of disputes</text:p>
      <text:p text:style-name="P13"/>
      <text:p text:style-name="P13">Governments can completely fund their legitimate purposes by selling contract insurance to the private sector</text:p>
      <text:p text:style-name="P13"/>
      <text:p text:style-name="P13">Jurisdictions will compete and cooperate with private entities for dispute arbitration business</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utura URW Extra Bold1" svg:font-family="'Futura URW Extra Bold'"/>
    <style:font-face style:name="Tahoma1" svg:font-family="Tahoma"/>
    <style:font-face style:name="Times New Roman1" svg:font-family="'Times New Roman'" style:font-family-generic="roman"/>
    <style:font-face style:name="Futura Std Book" svg:font-family="'Futura Std Book'" style:font-pitch="variable"/>
    <style:font-face style:name="Futura URW Extra Bold" svg:font-family="'Futura URW Extra Bold'" style:font-pitch="variable"/>
    <style:font-face style:name="FreeSans" svg:font-family="FreeSans" style:font-family-generic="roman" style:font-pitch="variable"/>
    <style:font-face style:name="FreeSerif" svg:font-family="FreeSerif" style:font-family-generic="roman" style:font-pitch="variable"/>
    <style:font-face style:name="FreeSerif1" svg:font-family="FreeSerif" style:font-adornments="Bold"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Futura URW Extra Bold" fo:font-family="'Futura URW Extra Bold'" style:font-pitch="variable" fo:font-size="11pt" fo:language="en" fo:country="US" officeooo:rsid="0011aa11" style:font-size-asian="11pt" style:font-size-complex="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336699"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336699"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336699"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336699"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336699"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336699"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336699"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336699"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336699"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336699"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336699"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336699"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336699"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336699"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336699"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336699"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336699"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336699"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336699"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336699"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text-properties style:font-name="Futura URW Extra Bold" fo:font-size="28pt" fo:language="en" fo:country="US" fo:font-weight="normal" officeooo:rsid="0087570d" officeooo:paragraph-rsid="009e4cce" style:font-size-asian="28pt" style:font-weight-asian="normal" style:font-size-complex="28pt" style:font-weight-complex="normal"/>
    </style:style>
    <style:style style:name="MP2" style:family="paragraph" style:parent-style-name="Signature">
      <style:paragraph-properties fo:text-align="end" style:justify-single-word="false"/>
      <style:text-properties style:font-name="Futura URW Extra Bold" fo:language="en" fo:country="US" officeooo:paragraph-rsid="009e4cce"/>
    </style:style>
    <style:style style:name="MP3" style:family="paragraph" style:parent-style-name="Signature">
      <style:paragraph-properties fo:text-align="end" style:justify-single-word="false"/>
      <style:text-properties style:font-name="Futura URW Extra Bold" fo:language="en" fo:country="US" fo:font-weight="normal" officeooo:rsid="00835ff6" officeooo:paragraph-rsid="009e4cce" style:font-weight-asian="normal" style:font-weight-complex="normal"/>
    </style:style>
    <style:style style:name="MP4" style:family="paragraph" style:parent-style-name="Title">
      <style:text-properties style:font-name="Futura URW Extra Bold" fo:font-size="28pt" fo:language="en" fo:country="US" fo:font-weight="normal" officeooo:rsid="0087570d" officeooo:paragraph-rsid="0087570d" style:font-size-asian="28pt" style:font-weight-asian="normal" style:font-size-complex="28pt" style:font-weight-complex="normal"/>
    </style:style>
    <style:style style:name="MP5" style:family="paragraph" style:parent-style-name="Signature">
      <style:paragraph-properties fo:text-align="end" style:justify-single-word="false"/>
      <style:text-properties style:font-name="Futura URW Extra Bold" fo:language="en" fo:country="US"/>
    </style:style>
    <style:style style:name="MP6" style:family="paragraph" style:parent-style-name="Signature">
      <style:paragraph-properties fo:text-align="end" style:justify-single-word="false"/>
      <style:text-properties style:font-name="Futura URW Extra Bold" fo:language="en" fo:country="US" officeooo:rsid="00835ff6" officeooo:paragraph-rsid="00835ff6"/>
    </style:style>
    <style:style style:name="MP7" style:family="paragraph" style:parent-style-name="Text_20_body">
      <style:text-properties style:font-name="Futura Std Book" fo:language="en" fo:country="US" fo:font-weight="normal" officeooo:rsid="0011aa11" officeooo:paragraph-rsid="0011aa11" style:font-weight-asian="normal" style:font-weight-complex="normal"/>
    </style:style>
    <style:style style:name="MP8" style:family="paragraph" style:parent-style-name="Text_20_body">
      <style:text-properties style:font-name="Futura Std Book" fo:font-size="11pt" fo:language="en" fo:country="US" fo:font-style="italic" fo:font-weight="normal" officeooo:rsid="00835ff6" officeooo:paragraph-rsid="00835ff6" style:font-size-asian="11pt" style:font-style-asian="italic" style:font-weight-asian="normal" style:font-size-complex="11pt" style:font-style-complex="italic" style:font-weight-complex="normal"/>
    </style:style>
    <style:style style:name="MP9" style:family="paragraph" style:parent-style-name="Footer">
      <style:paragraph-properties fo:text-align="center" style:justify-single-word="false"/>
      <style:text-properties style:font-name="Futura URW Extra Bold" fo:language="en" fo:country="US" officeooo:rsid="0025330c" officeooo:paragraph-rsid="0025330c"/>
    </style:style>
    <style:style style:name="MT1" style:family="text">
      <style:text-properties officeooo:rsid="00957507"/>
    </style:style>
    <style:style style:name="MT2" style:family="text">
      <style:text-properties fo:font-size="12pt" style:font-size-asian="12pt" style:font-size-complex="12pt"/>
    </style:style>
    <style:style style:name="MT3" style:family="text">
      <style:text-properties style:text-position="super 58%" fo:font-size="12pt" style:font-size-asian="12pt" style:font-size-complex="12pt"/>
    </style:style>
    <style:style style:name="MT4" style:family="text">
      <style:text-properties style:text-position="super 58%"/>
    </style:style>
    <style:style style:name="MT5" style:family="text">
      <style:text-properties officeooo:rsid="008513a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style:column style:rel-width="32925*" fo:start-indent="0in" fo:end-indent="0.0925in"/>
          <style:column style:rel-width="32610*" fo:start-indent="0.0925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te of the Block<text:span text:style-name="MT1">c</text:span>hain Development</text:p>
        <text:p text:style-name="MP2">by Benjamin Scherrey</text:p>
        <text:p text:style-name="MP3"><text:span text:style-name="MT2">January 13</text:span><text:span text:style-name="MT3">th</text:span><text:span text:style-name="MT2">, 2019</text:span></text:p>
      </style:header>
      <loext:header-first>
        <text:p text:style-name="MP4">State of the Block<text:span text:style-name="MT1">c</text:span>hain Development</text:p>
        <text:p text:style-name="MP5">by Benjamin Scherrey</text:p>
        <text:p text:style-name="MP6">January 13<text:span text:style-name="MT4">th</text:span>, 2019</text:p>
        <text:p text:style-name="MP7"/>
        <text:p text:style-name="MP8">Aligning problem domains, <text:span text:style-name="MT5">mental models, and </text:span>language implementation.</text:p>
      </loext:header-first>
      <style:footer>
        <text:p text:style-name="MP9">Page <text:page-number text:select-page="current">7</text:page-number><text:s/>of <text:page-count>7</text:page-count></text:p>
      </style:footer>
      <loext:footer-first>
        <text:p text:style-name="MP9">Page <text:page-number text:select-page="current">1</text:page-number><text:s/>of <text:page-count>7</text:page-count></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3T13:26:37.904098629</meta:creation-date>
    <meta:editing-duration>PT7H15M28S</meta:editing-duration>
    <meta:editing-cycles>41</meta:editing-cycles>
    <meta:generator>LibreOffice/6.1.2.1$Linux_X86_64 LibreOffice_project/65905a128db06ba48db947242809d14d3f9a93fe</meta:generator>
    <dc:date>2019-04-21T01:33:43.970678398</dc:date>
    <meta:document-statistic meta:table-count="0" meta:image-count="0" meta:object-count="0" meta:page-count="7" meta:paragraph-count="116" meta:word-count="2110" meta:character-count="13734" meta:non-whitespace-character-count="11728"/>
    <meta:user-defined meta:name="Info 1"/>
    <meta:user-defined meta:name="Info 2"/>
    <meta:user-defined meta:name="Info 3"/>
    <meta:user-defined meta:name="Info 4"/>
  </office:meta>
</office:document-meta>
</file>